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479" officeooo:paragraph-rsid="0003b479"/>
    </style:style>
    <style:style style:name="P2" style:family="paragraph" style:parent-style-name="Standard">
      <style:text-properties officeooo:rsid="00054422" officeooo:paragraph-rsid="00054422"/>
    </style:style>
    <style:style style:name="P3" style:family="paragraph" style:parent-style-name="Standard">
      <style:text-properties officeooo:rsid="0005a1bd" officeooo:paragraph-rsid="0005a1bd"/>
    </style:style>
    <style:style style:name="P4" style:family="paragraph" style:parent-style-name="Standard">
      <style:text-properties officeooo:rsid="00068b9f" officeooo:paragraph-rsid="00068b9f"/>
    </style:style>
    <style:style style:name="P5" style:family="paragraph" style:parent-style-name="Standard">
      <style:text-properties officeooo:rsid="0007d11b" officeooo:paragraph-rsid="0007d11b"/>
    </style:style>
    <style:style style:name="P6" style:family="paragraph" style:parent-style-name="Standard">
      <style:text-properties officeooo:rsid="0008e40d" officeooo:paragraph-rsid="0008e40d"/>
    </style:style>
    <style:style style:name="P7" style:family="paragraph" style:parent-style-name="Standard">
      <style:text-properties officeooo:rsid="000ac9a5" officeooo:paragraph-rsid="000ac9a5"/>
    </style:style>
    <style:style style:name="T1" style:family="text">
      <style:text-properties officeooo:rsid="000b60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. <text:s/>Comando de consola</text:p>
      <text:p text:style-name="P1"/>
      <text:p text:style-name="P1"/>
      <text:p text:style-name="P1"/>
      <text:p text:style-name="P2">Para crear el archivo es escribir el comando:</text:p>
      <text:p text:style-name="P2"/>
      <text:p text:style-name="P2">- git init</text:p>
      <text:p text:style-name="P2"/>
      <text:p text:style-name="P3">Esta acción crea el “Área de ensayo” y el “Repositorio local”</text:p>
      <text:p text:style-name="P2"/>
      <text:p text:style-name="P2"/>
      <text:p text:style-name="P4">Para crear un archivo para hacer seguimiento.</text:p>
      <text:p text:style-name="P4"/>
      <text:p text:style-name="P4">. git add</text:p>
      <text:p text:style-name="P4"/>
      <text:p text:style-name="P4"/>
      <text:p text:style-name="P5">Pasar los archivos del “Área de ensayo” al “Repositorio local”</text:p>
      <text:p text:style-name="P5"/>
      <text:p text:style-name="P5">. git commit</text:p>
      <text:p text:style-name="P2"/>
      <text:p text:style-name="P2"/>
      <text:p text:style-name="P6">Cuando añadimos cosas nuevas y queremos ver que tenemos podemos poner el siguiente comando.</text:p>
      <text:p text:style-name="P6"/>
      <text:p text:style-name="P6">. <text:s/>git status -s</text:p>
      <text:p text:style-name="P6"/>
      <text:p text:style-name="P6"/>
      <text:p text:style-name="P7">Para que haga un seguimiento de un archivo.</text:p>
      <text:p text:style-name="P7"/>
      <text:p text:style-name="P7">. git add + “nombre del archivo”</text:p>
      <text:p text:style-name="P7"/>
      <text:p text:style-name="P7"/>
      <text:p text:style-name="P7">¿Cómo crear una copia de respaldo del archivo? <text:s/>Una vez que está en el área de ensayo.</text:p>
      <text:p text:style-name="P7">. git commit -m “Apuntes curso Git”</text:p>
      <text:p text:style-name="P7"/>
      <text:p text:style-name="P7">IMPORTANTE. <text:s/>La primera vez que usamos Git va a pedir algo más de información. </text:p>
      <text:p text:style-name="P7">* Username: <text:s/><text:span text:style-name="T1">git config --global user.username “Jose Carlos”</text:span></text:p>
      <text:p text:style-name="P7"><text:s/>* email: <text:s text:c="7"/><text:span text:style-name="T1">git config –global.user.email “jcarlosillice@gmail.com”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9:27:11.467000000</meta:creation-date>
    <dc:date>2023-11-16T20:35:40.271000000</dc:date>
    <meta:editing-duration>PT1H8M25S</meta:editing-duration>
    <meta:editing-cycles>8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7" meta:word-count="135" meta:character-count="782" meta:non-whitespace-character-count="651"/>
  </office:meta>
</office:document-meta>
</file>